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d800" officeooo:paragraph-rsid="0012d800"/>
    </style:style>
    <style:style style:name="P2" style:family="paragraph" style:parent-style-name="Standard">
      <style:text-properties officeooo:rsid="001374af" officeooo:paragraph-rsid="001374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gical Ties That Bind</text:p>
      <text:p text:style-name="P1"/>
      <text:p text:style-name="P1">It was a simple day, something beyond that which was meant to be an easy method of ludicrous enjoyment. Oh the enjoyment that was meant to be, but yet it was something quite different. Magical if you will. But was it really enjoyment? I for one do not know. It was something. That's all which was to really m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21:23:02.983528638</meta:creation-date>
    <dc:date>2015-01-25T21:24:48.862722207</dc:date>
    <meta:editing-duration>PT7S</meta:editing-duration>
    <meta:editing-cycles>2</meta:editing-cycles>
    <meta:generator>LibreOffice/4.2.7.2$Linux_X86_64 LibreOffice_project/420m0$Build-2</meta:generator>
    <meta:document-statistic meta:table-count="0" meta:image-count="0" meta:object-count="0" meta:page-count="1" meta:paragraph-count="2" meta:word-count="63" meta:character-count="336" meta:non-whitespace-character-count="275"/>
  </office:meta>
</office:document-meta>
</file>